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80000000BDFF4A68422F69D2C.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3"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4"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5" style:family="paragraph" style:parent-style-name="Standard">
      <style:paragraph-properties fo:text-align="start" style:justify-single-word="false"/>
      <style:text-properties fo:font-weight="normal" officeooo:rsid="0003de80" officeooo:paragraph-rsid="0004a465" style:font-weight-asian="normal" style:font-weight-complex="normal"/>
    </style:style>
    <style:style style:name="P6" style:family="paragraph" style:parent-style-name="Standard">
      <style:paragraph-properties fo:text-align="start" style:justify-single-word="false"/>
      <style:text-properties fo:font-weight="normal" officeooo:rsid="0003de80" officeooo:paragraph-rsid="00179fd5" style:font-weight-asian="normal" style:font-weight-complex="normal"/>
    </style:style>
    <style:style style:name="P7" style:family="paragraph" style:parent-style-name="Standard">
      <style:paragraph-properties fo:text-align="start" style:justify-single-word="false"/>
      <style:text-properties fo:font-weight="normal" officeooo:rsid="0004a465" officeooo:paragraph-rsid="0004a465" style:font-weight-asian="normal" style:font-weight-complex="normal"/>
    </style:style>
    <style:style style:name="P8"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9"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10" style:family="paragraph" style:parent-style-name="Standard">
      <style:paragraph-properties fo:text-align="start" style:justify-single-word="false"/>
      <style:text-properties fo:font-weight="normal" officeooo:rsid="0006281d" officeooo:paragraph-rsid="000758c7" style:font-weight-asian="normal" style:font-weight-complex="normal"/>
    </style:style>
    <style:style style:name="P11" style:family="paragraph" style:parent-style-name="Standard">
      <style:paragraph-properties fo:text-align="start" style:justify-single-word="false"/>
      <style:text-properties fo:font-weight="normal" officeooo:rsid="0006281d" officeooo:paragraph-rsid="00191356" style:font-weight-asian="normal" style:font-weight-complex="normal"/>
    </style:style>
    <style:style style:name="P12" style:family="paragraph" style:parent-style-name="Standard">
      <style:paragraph-properties fo:text-align="start" style:justify-single-word="false"/>
      <style:text-properties fo:font-weight="normal" officeooo:rsid="00063a3b" officeooo:paragraph-rsid="00063a3b" style:font-weight-asian="normal" style:font-weight-complex="normal"/>
    </style:style>
    <style:style style:name="P13" style:family="paragraph" style:parent-style-name="Standard">
      <style:paragraph-properties fo:text-align="start" style:justify-single-word="false"/>
      <style:text-properties fo:font-weight="normal" officeooo:rsid="0002b946" officeooo:paragraph-rsid="0000e82b" style:font-weight-asian="normal" style:font-weight-complex="normal"/>
    </style:style>
    <style:style style:name="P14" style:family="paragraph" style:parent-style-name="Standard">
      <style:paragraph-properties fo:text-align="start" style:justify-single-word="false"/>
      <style:text-properties fo:font-weight="normal" officeooo:rsid="000fe986" officeooo:paragraph-rsid="000fe986" style:font-weight-asian="normal" style:font-weight-complex="normal"/>
    </style:style>
    <style:style style:name="P15"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16" style:family="paragraph" style:parent-style-name="Standard">
      <style:paragraph-properties fo:text-align="start" style:justify-single-word="false"/>
      <style:text-properties fo:font-weight="normal" officeooo:rsid="0012dfa4" officeooo:paragraph-rsid="0012dfa4" style:font-weight-asian="normal" style:font-weight-complex="normal"/>
    </style:style>
    <style:style style:name="P17" style:family="paragraph" style:parent-style-name="Standard">
      <style:paragraph-properties fo:text-align="start" style:justify-single-word="false"/>
      <style:text-properties fo:font-weight="normal" officeooo:rsid="00145198" officeooo:paragraph-rsid="00145198" style:font-weight-asian="normal" style:font-weight-complex="normal"/>
    </style:style>
    <style:style style:name="P18" style:family="paragraph" style:parent-style-name="Standard">
      <style:paragraph-properties fo:text-align="start" style:justify-single-word="false"/>
      <style:text-properties fo:font-weight="normal" officeooo:rsid="00179fd5" officeooo:paragraph-rsid="00179fd5" style:font-weight-asian="normal" style:font-weight-complex="normal"/>
    </style:style>
    <style:style style:name="P19"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20" style:family="paragraph" style:parent-style-name="Standard">
      <style:paragraph-properties fo:text-align="start" style:justify-single-word="false"/>
      <style:text-properties fo:font-weight="normal" officeooo:rsid="000bfb19" officeooo:paragraph-rsid="00191356" style:font-weight-asian="normal" style:font-weight-complex="normal"/>
    </style:style>
    <style:style style:name="P21" style:family="paragraph" style:parent-style-name="Standard">
      <style:paragraph-properties fo:text-align="start" style:justify-single-word="false"/>
      <style:text-properties fo:font-weight="normal" officeooo:rsid="00191356" officeooo:paragraph-rsid="00191356" style:font-weight-asian="normal" style:font-weight-complex="normal"/>
    </style:style>
    <style:style style:name="P22" style:family="paragraph" style:parent-style-name="Standard">
      <style:paragraph-properties fo:text-align="start" style:justify-single-word="false"/>
      <style:text-properties officeooo:paragraph-rsid="000bfb19"/>
    </style:style>
    <style:style style:name="P23" style:family="paragraph" style:parent-style-name="Preformatted_20_Text">
      <style:paragraph-properties fo:text-align="start" style:justify-single-word="false"/>
      <style:text-properties fo:font-weight="normal" officeooo:rsid="0012dfa4" officeooo:paragraph-rsid="0012dfa4" style:font-weight-asian="normal" style:font-weight-complex="normal"/>
    </style:style>
    <style:style style:name="P24" style:family="paragraph" style:parent-style-name="Preformatted_20_Text">
      <style:paragraph-properties fo:text-align="start" style:justify-single-word="false"/>
      <style:text-properties fo:font-weight="normal" officeooo:rsid="0003de80" officeooo:paragraph-rsid="0004a465" style:font-weight-asian="normal" style:font-weight-complex="normal"/>
    </style:style>
    <style:style style:name="P25" style:family="paragraph" style:parent-style-name="Preformatted_20_Text">
      <style:paragraph-properties fo:text-align="start" style:justify-single-word="false"/>
      <style:text-properties fo:font-weight="normal" officeooo:rsid="0003de80" officeooo:paragraph-rsid="0015a026" style:font-weight-asian="normal" style:font-weight-complex="normal"/>
    </style:style>
    <style:style style:name="P26" style:family="paragraph" style:parent-style-name="Preformatted_20_Text">
      <style:paragraph-properties fo:text-align="start" style:justify-single-word="false"/>
      <style:text-properties fo:font-weight="normal" officeooo:rsid="0003de80" officeooo:paragraph-rsid="00179fd5" style:font-weight-asian="normal" style:font-weight-complex="normal"/>
    </style:style>
    <style:style style:name="P27" style:family="paragraph" style:parent-style-name="Preformatted_20_Text">
      <style:paragraph-properties fo:text-align="start" style:justify-single-word="false"/>
      <style:text-properties fo:font-weight="normal" officeooo:rsid="00191356" officeooo:paragraph-rsid="00191356" style:font-weight-asian="normal" style:font-weight-complex="normal"/>
    </style:style>
    <style:style style:name="P28" style:family="paragraph" style:parent-style-name="Preformatted_20_Text">
      <style:text-properties officeooo:paragraph-rsid="001485bc"/>
    </style:style>
    <style:style style:name="P29" style:family="paragraph" style:parent-style-name="Preformatted_20_Text">
      <style:text-properties officeooo:paragraph-rsid="0015a026"/>
    </style:style>
    <style:style style:name="P30" style:family="paragraph" style:parent-style-name="Preformatted_20_Text">
      <style:text-properties officeooo:paragraph-rsid="00191356"/>
    </style:style>
    <style:style style:name="P31" style:family="paragraph" style:parent-style-name="Preformatted_20_Text">
      <style:paragraph-properties fo:margin-top="0cm" fo:margin-bottom="0.499cm" loext:contextual-spacing="false"/>
      <style:text-properties officeooo:paragraph-rsid="001485bc"/>
    </style:style>
    <style:style style:name="P32" style:family="paragraph" style:parent-style-name="Preformatted_20_Text">
      <style:paragraph-properties fo:margin-top="0cm" fo:margin-bottom="0.499cm" loext:contextual-spacing="false"/>
      <style:text-properties officeooo:paragraph-rsid="0015a026"/>
    </style:style>
    <style:style style:name="P33" style:family="paragraph" style:parent-style-name="Standard">
      <style:paragraph-properties fo:text-align="start" style:justify-single-word="false"/>
      <style:text-properties fo:font-weight="normal" officeooo:rsid="0004a465" officeooo:paragraph-rsid="00179fd5" style:font-weight-asian="normal" style:font-weight-complex="normal"/>
    </style:style>
    <style:style style:name="P34"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35" style:family="paragraph" style:parent-style-name="Standard">
      <style:paragraph-properties fo:text-align="start" style:justify-single-word="false"/>
      <style:text-properties fo:font-weight="normal" officeooo:rsid="00063a3b" officeooo:paragraph-rsid="00191356" style:font-weight-asian="normal" style:font-weight-complex="normal"/>
    </style:style>
    <style:style style:name="P36" style:family="paragraph" style:parent-style-name="Text_20_body">
      <style:paragraph-properties fo:text-align="start" style:justify-single-word="false" style:writing-mode="lr-tb"/>
    </style:style>
    <style:style style:name="P37" style:family="paragraph" style:parent-style-name="Text_20_body">
      <style:paragraph-properties fo:text-align="start" style:justify-single-word="false" style:writing-mode="lr-tb"/>
      <style:text-properties officeooo:paragraph-rsid="001a6f92"/>
    </style:style>
    <style:style style:name="P38" style:family="paragraph" style:parent-style-name="Preformatted_20_Text">
      <style:paragraph-properties fo:margin-top="0cm" fo:margin-bottom="0.499cm" loext:contextual-spacing="false"/>
      <style:text-properties officeooo:paragraph-rsid="001a6f92"/>
    </style:style>
    <style:style style:name="P39" style:family="paragraph" style:parent-style-name="Heading_20_2">
      <style:paragraph-properties fo:margin-top="0cm" fo:margin-bottom="0.499cm" loext:contextual-spacing="false"/>
      <style:text-properties officeooo:paragraph-rsid="001a6f92"/>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8035a"/>
    </style:style>
    <style:style style:name="T6" style:family="text">
      <style:text-properties fo:font-style="italic" style:font-style-asian="italic" style:font-style-complex="italic"/>
    </style:style>
    <style:style style:name="T7" style:family="text">
      <style:text-properties officeooo:rsid="00090b14"/>
    </style:style>
    <style:style style:name="T8" style:family="text">
      <style:text-properties officeooo:rsid="00093ec4"/>
    </style:style>
    <style:style style:name="T9" style:family="text">
      <style:text-properties officeooo:rsid="000c20cb"/>
    </style:style>
    <style:style style:name="T10" style:family="text">
      <style:text-properties fo:font-weight="normal" officeooo:rsid="000ac5d3" style:font-weight-asian="normal" style:font-weight-complex="normal"/>
    </style:style>
    <style:style style:name="T11" style:family="text">
      <style:text-properties fo:font-weight="normal" officeooo:rsid="000e03b3" style:font-weight-asian="normal" style:font-weight-complex="normal"/>
    </style:style>
    <style:style style:name="T12" style:family="text">
      <style:text-properties fo:font-weight="normal" officeooo:rsid="001485bc" style:font-weight-asian="normal" style:font-weight-complex="normal"/>
    </style:style>
    <style:style style:name="T13" style:family="text">
      <style:text-properties fo:font-weight="normal" officeooo:rsid="0015a026" style:font-weight-asian="normal" style:font-weight-complex="normal"/>
    </style:style>
    <style:style style:name="T14" style:family="text">
      <style:text-properties fo:font-weight="normal" officeooo:rsid="00063a3b" style:font-weight-asian="normal" style:font-weight-complex="normal"/>
    </style:style>
    <style:style style:name="T15" style:family="text">
      <style:text-properties fo:font-weight="normal" officeooo:rsid="00093ec4" style:font-weight-asian="normal" style:font-weight-complex="normal"/>
    </style:style>
    <style:style style:name="T16" style:family="text">
      <style:text-properties officeooo:rsid="000e03b3"/>
    </style:style>
    <style:style style:name="T17" style:family="text">
      <style:text-properties officeooo:rsid="0010eec1"/>
    </style:style>
    <style:style style:name="T18" style:family="text">
      <style:text-properties officeooo:rsid="0012dfa4"/>
    </style:style>
    <style:style style:name="T19" style:family="text">
      <style:text-properties officeooo:rsid="001485bc"/>
    </style:style>
    <style:style style:name="T20" style:family="text">
      <style:text-properties officeooo:rsid="0015a026"/>
    </style:style>
    <style:style style:name="T21" style:family="text">
      <style:text-properties officeooo:rsid="00179fd5"/>
    </style:style>
    <style:style style:name="T22" style:family="text">
      <style:text-properties officeooo:rsid="00191356"/>
    </style:style>
    <style:style style:name="T23" style:family="text">
      <style:text-properties officeooo:rsid="001a6f92"/>
    </style:style>
    <style:style style:name="T24" style:family="text">
      <style:text-properties fo:font-weight="bold" officeooo:rsid="001e13e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étrage des Routeurs : </text:p>
      <text:p text:style-name="P2"/>
      <text:p text:style-name="P3"/>
      <text:p text:style-name="P3"><text:tab/>Avant de paramétrer les route<text:span text:style-name="T3">u</text:span>rs, il faudra prendre connaissance du plan d’adressage et du <text:span text:style-name="T6">schéma topologique</text:span> ci-joint dans les annexes. Pour le matériel, il faudra vous munir <text:span text:style-name="T1">de 3 routeurs, </text:span>d’un ordinateur, d’un câble console, de câbles droit, <text:span text:style-name="T5">de</text:span> <text:span text:style-name="T4">câbles croisés</text:span> <text:span text:style-name="T1">et de câbles série</text:span>. <text:span text:style-name="T1">En fonction de votre système d’exploitation, il vous faut télécharger une application qui servira d’interface pour configurer les routeurs. Vous pouvez utilisez « Minicom » sous Linux ou alors « PuTTy » sous Windows.</text:span></text:p>
      <text:p text:style-name="P3"/>
      <text:p text:style-name="P13"><text:tab/>Un routeur possède différents modes d’utilisateurs. En vous connectant a l’interface du routeur, vous êtes en mode utilisateur. Dans ce mode, vous pouvez vous connectez en mode privilégié avec la commande « enable ». Dans le mode privilégié vous pouvez vous connecter en mode de configuration globale avec la commande « configuration terminal ». Si vous souhaitez revenir au mode précédent, vous pouvez utiliser la commande « exit ». Chaque mode possède ses propres commandes et n’a pas les mêmes utilités. </text:p>
      <text:p text:style-name="P4"/>
      <text:p text:style-name="P4"><text:tab/><text:tab/>Utilisateur <text:tab/>&gt;<text:tab/> Privilégié<text:tab/> &gt;<text:tab/> Configuration Globale</text:p>
      <text:p text:style-name="P4"/>
      <text:p text:style-name="P6">Il est important de <text:span text:style-name="T2">nommer</text:span> votre router pour ne <text:span text:style-name="T2">pas le confondre avec les autres</text:span>.<text:span text:style-name="T21">Par défaut votre routeur s’appel « routeur</text:span> Pour cela, il <text:span text:style-name="T2">faut</text:span> vous placer en <text:span text:style-name="T7">c</text:span>onfiguration <text:span text:style-name="T7">g</text:span>lobale et saisir la <text:span text:style-name="T7">c</text:span>ommande « <text:span text:style-name="T7">h</text:span>ostname » suivi<text:span text:style-name="T7">e</text:span> d’un espace et du <text:span text:style-name="T7">n</text:span>om convenu dans la Topologie. </text:p>
      <text:p text:style-name="P18"/>
      <text:p text:style-name="P18">Exemple :</text:p>
      <text:p text:style-name="P26"/>
      <text:p text:style-name="P26"><text:span text:style-name="T21">routeur</text:span>(config)#<text:span text:style-name="T21">hostname Router4</text:span></text:p>
      <text:p text:style-name="P26"><text:span text:style-name="T20">Routeur4</text:span>(config)#</text:p>
      <text:p text:style-name="P6"/>
      <text:p text:style-name="P33">En restant dans ce mode, <text:s/>vous pouvez ensuite accéder aux modes de configuration d’interface. Il suffit de taper la commande « interface » suivit d’un espace et du nom du port choisis. </text:p>
      <text:p text:style-name="P8"><text:span text:style-name="T4">Dans le mode de configuration d’interface, p</text:span>our attribu<text:span text:style-name="T4">er</text:span> <text:span text:style-name="T4">à une interface</text:span> l’adresse prévu<text:span text:style-name="T8">e</text:span> par le plan d’adressage, vous devez saisir la commande « ip address » suivit d’un espace, de l’adresse IP, d’un autre espace et du masque. </text:p>
      <text:p text:style-name="P35"><text:s/>La commande « clock Rate 56000 » doit être utilisée pour les ports connectés avec le côté femelle des câbles séries. Sur notre schéma topologie, il s’agit des ports Serial 0/1/0.</text:p>
      <text:p text:style-name="P11">La commande « <text:span text:style-name="T8">n</text:span>o shutown » permet ensuite d’activer le port sélectionné. </text:p>
      <text:p text:style-name="P8"><text:s/></text:p>
      <text:p text:style-name="P8">Exemple : </text:p>
      <text:p text:style-name="P24"/>
      <text:p text:style-name="P25"><text:span text:style-name="T20">Routeur4</text:span>(config)#interface fastEthernet 0/0</text:p>
      <text:p text:style-name="P29"><text:span text:style-name="T13">Routeur4</text:span>(config-if)#ip address 1<text:span text:style-name="T20">72</text:span>.<text:span text:style-name="T20">3</text:span>1.<text:span text:style-name="T20">0</text:span>.1 255.255.255,<text:span text:style-name="T20">0</text:span></text:p>
      <text:p text:style-name="P29"><text:span text:style-name="T13">Routeur4</text:span>(config-if)#no sh<text:span text:style-name="T20">utdown</text:span></text:p>
      <text:p text:style-name="P29"><text:span text:style-name="T13">Routeur4</text:span>(config-if)#exit</text:p>
      <text:p text:style-name="P29"><text:span text:style-name="T13">Routeur4</text:span>(config)#interface <text:span text:style-name="T20">serial 0/</text:span>1/<text:span text:style-name="T20">0</text:span></text:p>
      <text:p text:style-name="P29"><text:span text:style-name="T13">Routeur4</text:span>(config-if)#ip address 1<text:span text:style-name="T20">4</text:span>.<text:span text:style-name="T20">0</text:span>.<text:span text:style-name="T20">0</text:span>.<text:span text:style-name="T20">1</text:span> 255.255.255.252</text:p>
      <text:p text:style-name="P30"><text:span text:style-name="T13">Routeur4</text:span>(config-if)#<text:span text:style-name="T15">c</text:span><text:span text:style-name="T14">lock Rate 56000</text:span></text:p>
      <text:p text:style-name="P30"><text:span text:style-name="T13">Routeur4</text:span>(config-if)#no sh<text:span text:style-name="T20">utdown</text:span></text:p>
      <text:p text:style-name="P29"><text:span text:style-name="T13">Routeur4</text:span>(config-if)#exit</text:p>
      <text:p text:style-name="P29"><text:span text:style-name="T13">Routeur4</text:span>(config)#interface <text:span text:style-name="T20">serial 0/</text:span>1/<text:span text:style-name="T20">1</text:span></text:p>
      <text:p text:style-name="P29"><text:span text:style-name="T13">Routeur4</text:span>(config-if)#ip address 1<text:span text:style-name="T20">3</text:span>.<text:span text:style-name="T20">0</text:span>.<text:span text:style-name="T20">0</text:span>.<text:span text:style-name="T20">2</text:span> 255.255.255.<text:span text:style-name="T20">252</text:span></text:p>
      <text:p text:style-name="P29"><text:span text:style-name="T13">Routeur4</text:span>(config-if)#no sh<text:span text:style-name="T20">utdown</text:span></text:p>
      <text:p text:style-name="P32"><text:span text:style-name="T13">Routeur4</text:span>(config-if)#exit</text:p>
      <text:p text:style-name="P5"/>
      <text:p text:style-name="P5"/>
      <text:p text:style-name="P7"><text:soft-page-break/></text:p>
      <text:p text:style-name="P10"/>
      <text:p text:style-name="P12"/>
      <text:p text:style-name="P15">Une foi les configuration d’interface établi, vous devez vous mettre en configuration globale <text:span text:style-name="T17">et </text:span>saisir la commande «  router rip ». <text:span text:style-name="T18">Vous passez en mode de configuration- router. Vous devez saisir pour toutes les interfaces que vous avez configurer, « network » suivi d’un espace et de l’adresse ip </text:span></text:p>
      <text:p text:style-name="P16">des interfaces préalablement configurer</text:p>
      <text:p text:style-name="P17">exemple :</text:p>
      <text:p text:style-name="P17"/>
      <text:p text:style-name="P23"><text:span text:style-name="T19">Routeur4</text:span>(config)#router rip <text:span text:style-name="Strong_20_Emphasis">-&gt; activation du processus RIP</text:span></text:p>
      <text:p text:style-name="P28"><text:span text:style-name="T12">Routeur4</text:span>(config-router)#version 2 <text:span text:style-name="Strong_20_Emphasis">-&gt; utilisation de la version 2 de RIP</text:span></text:p>
      <text:p text:style-name="P28"><text:span text:style-name="T12">Routeur4</text:span>(config-router)#no auto-summary <text:span text:style-name="Strong_20_Emphasis">-&gt; désactivation de l’agrégation de routes</text:span></text:p>
      <text:p text:style-name="P28"><text:span text:style-name="T12">Routeur4</text:span>(config-router)#network <text:span text:style-name="T19">172.31.0.0</text:span> <text:span text:style-name="Strong_20_Emphasis">-&gt; déclaration d’un réseau</text:span></text:p>
      <text:p text:style-name="P28"><text:span text:style-name="T12">Routeur4</text:span>(config-router)#network 1<text:span text:style-name="T19">4</text:span>.<text:span text:style-name="T19">0</text:span>.<text:span text:style-name="T19">0</text:span>.0</text:p>
      <text:p text:style-name="P28"><text:span text:style-name="T12">Routeur4</text:span>(config-router)#network 1<text:span text:style-name="T19">3</text:span>.<text:span text:style-name="T19">0</text:span>.<text:span text:style-name="T19">0</text:span>.0</text:p>
      <text:p text:style-name="P28"><text:span text:style-name="T12">Routeur4</text:span>(config-router)#exit</text:p>
      <text:p text:style-name="P31"><text:span text:style-name="T12">Routeur4</text:span>#debug ip rip <text:span text:style-name="Strong_20_Emphasis">-&gt; permet de voir le debug du protocole RIP</text:span> (utile en cas incident ou de mauvaise manipulation)</text:p>
      <text:p text:style-name="P16"/>
      <text:p text:style-name="P14"/>
      <text:p text:style-name="P9"><text:span text:style-name="T16">En revenant au mode Utilisateur, vous pouvez utilisez l</text:span>a commande « <text:span text:style-name="T8">s</text:span>how ip interface brief ». Cela vous montrera l’état de vos ports <text:span text:style-name="T8">et si les dernières modifications ont bien été prises en compte.</text:span></text:p>
      <text:p text:style-name="P7"/>
      <text:p text:style-name="P22"><text:span text:style-name="T10">Pour la Fastethernet 0/0 des routeurs 4 et 5, nous utilisons le service DHCP. C’est un protocole qui distribue des adresses IP aux périphériques ce connectant aux réseau</text:span><text:span text:style-name="T11">x</text:span><text:span text:style-name="T10"> des routeurs concernés. </text:span></text:p>
      <text:p text:style-name="P20">Pour <text:span text:style-name="T16">le </text:span>mettre en place il faut vous connecté en mode Configuration globale et saisir la commande « ip dhcp pool » suivi d’un espace et du nom que vous voulez attribué au DHCP. </text:p>
      <text:p text:style-name="P20">Le mode dhcp-config est alors activés.</text:p>
      <text:p text:style-name="P20">Il vous faut ensuite saisir la commande « network » suivi d’un espace, de l’adresse du réseaux que vous voulez utiliser, d’un espace et d’un masque. Cela fixera la plage d’adresse réseaux que DHCP pourra utilisé pour attribué une adresse à un périphérique. </text:p>
      <text:p text:style-name="P19">La commande « dns-server » suivi d’un espace et de l’adresse de votre <text:span text:style-name="T9">serveur DNS. Cela est nécessaire pour le fonctionnement du DHCP. Le serveur DNS permet de relier un nom de domaine avec une adresse IP. Il faudra aussi définir votre passerelle par default a l’aide de la commande « default-router » suivi de votre passerelle par defaut. </text:span></text:p>
      <text:p text:style-name="P19"/>
      <text:p text:style-name="P21">Exemple : </text:p>
      <text:p text:style-name="P27"/>
      <text:p text:style-name="P27">Router4&gt;ena</text:p>
      <text:p text:style-name="Preformatted_20_Text">Router<text:span text:style-name="T22">4</text:span>#configure terminal</text:p>
      <text:p text:style-name="Preformatted_20_Text">Router<text:span text:style-name="T22">4</text:span>(config)#ip dhcp pool <text:span text:style-name="T22">ACCES_REFUSE</text:span></text:p>
      <text:p text:style-name="Preformatted_20_Text">Router<text:span text:style-name="T22">4</text:span>(dhcp-config)#network 1<text:span text:style-name="T23">72</text:span>.<text:span text:style-name="T23">31</text:span>.0.0 255.255.255.0</text:p>
      <text:p text:style-name="Preformatted_20_Text">Router<text:span text:style-name="T22">4</text:span>(dhcp-config)#dns-server 8.8.8.8</text:p>
      <text:p text:style-name="P38">Router<text:span text:style-name="T22">4</text:span>(dhcp-config)#default-router <text:span text:style-name="T24">172.31.0.1</text:span></text:p>
      <text:p text:style-name="P38"><text:span text:style-name="T24"/></text:p>
      <text:h text:style-name="P39" text:outline-level="2"><text:soft-page-break/></text:h>
      <text:h text:style-name="P39" text:outline-level="2">1) Configuration du NAT <text:span text:style-name="T23">(routeur 6)</text:span></text:h>
      <text:p text:style-name="Text_20_body">Nous allons commencer par créer une ACL pour sélectionner les réseaux qui utiliseront le NAT.</text:p>
      <text:p text:style-name="P37"><text:span text:style-name="Source_20_Text">R1(config)# ip access-list standard PAT<text:line-break/>R1(config-std-nacl)# permit 1</text:span><text:span text:style-name="Source_20_Text"><text:span text:style-name="T23">72</text:span></text:span><text:span text:style-name="Source_20_Text">.</text:span><text:span text:style-name="Source_20_Text"><text:span text:style-name="T23">31</text:span></text:span><text:span text:style-name="Source_20_Text">.</text:span><text:span text:style-name="Source_20_Text"><text:span text:style-name="T23">0</text:span></text:span><text:span text:style-name="Source_20_Text">.0 0.0.0.255</text:span></text:p>
      <text:p text:style-name="P37"><text:span text:style-name="Source_20_Text">R1(config-std-nacl)# permit 1</text:span><text:span text:style-name="Source_20_Text"><text:span text:style-name="T23">72</text:span></text:span><text:span text:style-name="Source_20_Text">.</text:span><text:span text:style-name="Source_20_Text"><text:span text:style-name="T23">16</text:span></text:span><text:span text:style-name="Source_20_Text">.</text:span><text:span text:style-name="Source_20_Text"><text:span text:style-name="T23">0</text:span></text:span><text:span text:style-name="Source_20_Text">.0 0.0.0.255<text:line-break/>R1(config-std-nacl)# exit</text:span></text:p>
      <text:p text:style-name="Text_20_body">Deuxième étape, nous allons créer une relation entre access-list et l’interface WAN.</text:p>
      <text:p text:style-name="P36"><text:span text:style-name="Source_20_Text">R1(config)# ip nat inside source list PAT interface </text:span><text:span text:style-name="Source_20_Text"><text:span text:style-name="T23">Fastethernet</text:span></text:span><text:span text:style-name="Source_20_Text">0/0 overload</text:span></text:p>
      <text:p text:style-name="Text_20_body"><text:line-break/><draw:frame draw:style-name="fr1" draw:name="Image1" text:anchor-type="as-char" svg:width="0.212cm" svg:height="0.291cm" draw:z-index="0"><draw:image xlink:href="Pictures/10000200000000080000000BDFF4A68422F69D2C.gif" xlink:type="simple" xlink:show="embed" xlink:actuate="onLoad" loext:mime-type="image/gif"/><svg:title>-</svg:title></draw:frame> List 1 : Correspond à l’ACL 1</text:p>
      <text:p text:style-name="Text_20_body">Troisième étape, il faut identifier l’interface LAN :</text:p>
      <text:p text:style-name="P36"><text:span text:style-name="Source_20_Text">R1(config)# interface </text:span><text:span text:style-name="Source_20_Text"><text:span text:style-name="T23">serial</text:span></text:span><text:span text:style-name="Source_20_Text">0/1/</text:span><text:span text:style-name="Source_20_Text"><text:span text:style-name="T23">0</text:span></text:span><text:span text:style-name="Source_20_Text"><text:line-break/>R1(config-if)# ip nat inside<text:line-break/>R1(config-if)# exit</text:span></text:p>
      <text:p text:style-name="P37"><text:span text:style-name="Source_20_Text">R1(config)# interface </text:span><text:span text:style-name="Source_20_Text"><text:span text:style-name="T23">serial</text:span></text:span><text:span text:style-name="Source_20_Text">0/1/</text:span><text:span text:style-name="Source_20_Text"><text:span text:style-name="T23">1</text:span></text:span><text:span text:style-name="Source_20_Text"><text:line-break/>R1(config-if)# ip nat inside<text:line-break/>R1(config-if)# exit</text:span></text:p>
      <text:p text:style-name="Text_20_body">Dernière étape, il faut identifier l’interface WAN :</text:p>
      <text:p text:style-name="P37"><text:span text:style-name="Source_20_Text">R1(config)# interface </text:span><text:span text:style-name="Source_20_Text"><text:span text:style-name="T23">Fastethernet</text:span></text:span><text:span text:style-name="Source_20_Text">0/0<text:line-break/>R1(config-if)# ip nat outside<text:line-break/>R1(config-if)# exit</text:span></text:p>
      <text:p text:style-name="Text_20_body">Pour finir, nous allons faire quelques tests :</text:p>
      <text:p text:style-name="Text_20_body"><draw:frame draw:style-name="fr1" draw:name="Image2" text:anchor-type="as-char" svg:width="0.212cm" svg:height="0.291cm" draw:z-index="1"><draw:image xlink:href="Pictures/10000200000000080000000BDFF4A68422F69D2C.gif" xlink:type="simple" xlink:show="embed" xlink:actuate="onLoad" loext:mime-type="image/gif"/><svg:title>-</svg:title></draw:frame> Faite un ping du serveur web "8.8.8.8" :</text:p>
      <text:p text:style-name="P3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3-21T14:20:56.907717165</dc:date>
    <meta:editing-duration>PT2H46M11S</meta:editing-duration>
    <meta:editing-cycles>12</meta:editing-cycles>
    <meta:generator>LibreOffice/6.0.7.3$Linux_X86_64 LibreOffice_project/00m0$Build-3</meta:generator>
    <meta:document-statistic meta:table-count="0" meta:image-count="2" meta:object-count="0" meta:page-count="3" meta:paragraph-count="65" meta:word-count="828" meta:character-count="5790" meta:non-whitespace-character-count="4998"/>
  </office:meta>
</office:document-meta>
</file>